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74B36CFE6C62826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0.845cm, 0cm, 5.9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4.7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9.04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1.344cm, 0cm, 0cm)" draw:image-opacity="100%" style:mirror="horizontal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207cm" svg:height="15.749cm" svg:x="14.732cm" svg:y="5.289cm">
          <draw:image xlink:href="Pictures/10000000000007800000043874B36CFE6C628263.jpg" xlink:type="simple" xlink:show="embed" xlink:actuate="onLoad">
            <text:p/>
          </draw:image>
        </draw:frame>
        <draw:frame draw:style-name="gr2" draw:text-style-name="P1" draw:layer="layout" svg:width="3.36cm" svg:height="15.749cm" svg:x="11.372cm" svg:y="5.334cm">
          <draw:image xlink:href="Pictures/10000000000007800000043874B36CFE6C628263.jpg" xlink:type="simple" xlink:show="embed" xlink:actuate="onLoad">
            <text:p/>
          </draw:image>
        </draw:frame>
        <draw:frame draw:style-name="gr3" draw:text-style-name="P1" draw:layer="layout" svg:width="6.48cm" svg:height="15.749cm" svg:x="4.892cm" svg:y="5.364cm">
          <draw:image xlink:href="Pictures/10000000000007800000043874B36CFE6C628263.jpg" xlink:type="simple" xlink:show="embed" xlink:actuate="onLoad">
            <text:p/>
          </draw:image>
        </draw:frame>
        <draw:frame draw:style-name="gr4" draw:text-style-name="P1" draw:layer="layout" svg:width="5.21cm" svg:height="15.749cm" svg:x="0cm" svg:y="5.364cm">
          <draw:image xlink:href="Pictures/10000000000007800000043874B36CFE6C62826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00:08:55.680117251</meta:creation-date>
    <dc:date>2017-01-06T00:15:09.241093718</dc:date>
    <meta:editing-duration>PT6M14S</meta:editing-duration>
    <meta:editing-cycles>1</meta:editing-cycles>
    <meta:document-statistic meta:object-count="27"/>
    <meta:generator>LibreOffice/5.1.4.2$Linux_X86_64 LibreOffice_project/10m0$Build-2</meta:generator>
  </office:meta>
</office:document-meta>
</file>